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bold" fo:font-family="'@Arial Unicode MS'" style:font-family-asian="'@Arial Unicode MS'" style:font-family-complex="'@Arial Unicode MS'" fo:background-color="transparent" style:use-window-font-color="true"/>
    </style:style>
    <style:style style:name="T29" style:family="text">
      <style:text-properties fo:font-size="12.00pt" fo:font-weight="bold" fo:font-family="'@Arial Unicode MS'" style:font-family-asian="'@Arial Unicode MS'" style:font-family-complex="'@Arial Unicode MS'" fo:background-color="transparent" fo:color="#ff0000"/>
    </style:style>
    <style:style style:name="T30" style:family="text">
      <style:text-properties fo:font-size="12.00pt" fo:font-weight="bold" fo:font-family="'@Arial Unicode MS'" style:font-family-asian="'@Arial Unicode MS'" style:font-family-complex="'@Arial Unicode MS'" fo:background-color="transparent" style:use-window-font-color="true"/>
    </style:style>
    <style:style style:name="T31" style:family="text">
      <style:text-properties fo:font-size="12.00pt" fo:font-weight="bold" fo:font-family="'@Arial Unicode MS'" style:font-family-asian="'@Arial Unicode MS'" style:font-family-complex="'@Arial Unicode MS'" fo:background-color="transparent" fo:color="#ff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3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3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4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4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4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4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5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5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5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6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6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6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6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6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7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7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7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7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7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8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8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8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8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8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9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9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9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9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0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0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0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1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1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1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1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2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2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2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3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3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3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3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3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4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4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4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4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4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5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5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5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5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5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6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6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6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6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8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6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0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7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2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7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7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7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7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center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justify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justify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justify" fo:margin-bottom="10.00pt"/>
    </style:style>
    <style:style style:name="P9" style:family="paragraph">
      <style:paragraph-properties fo:line-height="100.00%" fo:text-align="justify" fo:margin-bottom="10.00pt"/>
    </style:style>
    <style:style style:name="P10" style:family="paragraph">
      <style:paragraph-properties fo:line-height="100.00%" fo:text-align="justify" fo:margin-bottom="10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Patrícia Dias dos Santos 11035306.</text:span></text:p>
      <text:p text:style-name="P1"><text:span text:style-name="T2">Lista 3</text:span></text:p>
      <text:p text:style-name="P1"><text:span text:style-name="T2">Para facilitar a explicação, vou usar as propriedades vistas em aula: </text:span></text:p>
      <text:p text:style-name="P1"><text:span text:style-name="T2">1- Todo nó da árvore ou é vermelho ou é preto</text:span></text:p>
      <text:p text:style-name="P1"><text:span text:style-name="T2">2- A raiz e as folhas (nil) são pretas</text:span></text:p>
      <text:p text:style-name="P1"><text:span text:style-name="T2">3- Se um nó é vermelho, então seus filhos são pretos</text:span></text:p>
      <text:p text:style-name="P1"><text:span text:style-name="T2">4- Para todo nó, todos os caminhos do nó até as folhas descendentes contêm o mesmo número de nós pretos.</text:span></text:p>
      <text:p text:style-name="P1"><text:span text:style-name="T2">(1) O que acontece com a inserção do valor 14 na árvore abaixo? Após isso, o que acontece após a eliminação do valor 18? Forneça apenas as árvores rubro-negra resultantes.</text:span></text:p>
      <text:p text:style-name="P1"><text:span text:style-name="T3"/></text:p>
      <text:p text:style-name="P2"><draw:frame text:anchor-type="as-char" svg:width="111.92mm" svg:height="62.97mm" style:rel-width="scale" style:rel-height="scale"><draw:object-ole xlink:href="OleObj1"/><draw:image xlink:href="ObjectReplacements/OleObj1"/></draw:frame><text:span text:style-name="T3"/></text:p>
      <text:p text:style-name="P3"><text:span text:style-name="T4">- inserir 14</text:span></text:p>
      <text:p text:style-name="P4"><text:span text:style-name="T5"><text:s/><text:tab/><text:tab/><text:tab/><text:tab/></text:span><text:span text:style-name="T6">18</text:span></text:p>
      <text:p text:style-name="P4"><text:span text:style-name="T6"><text:tab/><text:tab/><text:tab/><text:s text:c="10"/>/<text:s text:c="8"/>\</text:span></text:p>
      <text:p text:style-name="P4"><text:span text:style-name="T6"><text:s text:c="40"/></text:span><text:span text:style-name="T7">10</text:span><text:span text:style-name="T8"><text:s text:c="12"/>22</text:span></text:p>
      <text:p text:style-name="P4"><text:span text:style-name="T8"><text:s text:c="39"/>/<text:s text:c="5"/>\<text:s text:c="14"/>\</text:span></text:p>
      <text:p text:style-name="P4"><text:span text:style-name="T8"><text:s text:c="35"/>3<text:s text:c="8"/>13<text:s text:c="13"/></text:span><text:span text:style-name="T9">27</text:span></text:p>
      <text:p text:style-name="P4"><text:span text:style-name="T10"><text:s text:c="33"/>/<text:s text:c="4"/>\<text:s text:c="6"/>/<text:s text:c="4"/>\<text:s text:c="11"/>/<text:s text:c="3"/>\</text:span></text:p>
      <text:p text:style-name="P4"><text:span text:style-name="T10"><text:s text:c="41"/></text:span><text:span text:style-name="T11">12<text:s text:c="5"/>16</text:span></text:p>
      <text:p text:style-name="P4"><text:span text:style-name="T12"><text:s text:c="40"/>/<text:s text:c="4"/>\<text:s text:c="5"/>/<text:s text:c="4"/>\</text:span></text:p>
      <text:p text:style-name="P4"><text:span text:style-name="T12"><text:s text:c="49"/></text:span><text:span text:style-name="T13">14</text:span></text:p>
      <text:p text:style-name="P4"><text:span text:style-name="T14">Inicialmente insiro o nó 14 com a cor vermelha (conforme visto em aula, um nó sempre é inserido na cor vermelha), ele deverá ser inserido como filho do nó 16 que é o valor mais próximo.</text:span></text:p>
      <text:p text:style-name="P4"><text:span text:style-name="T14">Porém, ao inseri-lo eu verifiquei que ele viola a propriedade 3, que diz que para todo nó-pai vermelho, os nós-filhos devem ser pretos. Assim, será necessário modificar a árvore, para isso é preciso olhar o nó-tio, como ele é vermelho, será preciso trocar as cores dos nós tio, pai e avô:</text:span></text:p>
      <text:p text:style-name="P5"><text:span text:style-name="T15"/></text:p>
      <text:p text:style-name="P6"><text:span text:style-name="T16"><text:s/><text:tab/><text:tab/><text:tab/><text:tab/></text:span><text:span text:style-name="T17">18</text:span></text:p>
      <text:p text:style-name="P6"><text:span text:style-name="T17"><text:tab/><text:tab/><text:tab/><text:s text:c="10"/>/<text:s text:c="8"/>\</text:span></text:p>
      <text:p text:style-name="P6"><text:span text:style-name="T17"><text:s text:c="40"/></text:span><text:span text:style-name="T18">10</text:span><text:span text:style-name="T19"><text:s text:c="12"/>22</text:span></text:p>
      <text:p text:style-name="P6"><text:span text:style-name="T19"><text:s text:c="39"/>/<text:s text:c="5"/>\<text:s text:c="14"/>\</text:span></text:p>
      <text:p text:style-name="P6"><text:span text:style-name="T19"><text:s text:c="35"/>3<text:s text:c="8"/></text:span><text:span text:style-name="T20">13</text:span><text:span text:style-name="T21"><text:s text:c="13"/></text:span><text:span text:style-name="T22">27</text:span></text:p>
      <text:p text:style-name="P6"><text:span text:style-name="T23"><text:s text:c="33"/>/<text:s text:c="4"/>\<text:s text:c="6"/>/<text:s text:c="4"/>\<text:s text:c="11"/>/<text:s text:c="3"/>\</text:span></text:p>
      <text:p text:style-name="P6"><text:span text:style-name="T23"><text:s text:c="41"/>12<text:s text:c="5"/>16</text:span></text:p>
      <text:p text:style-name="P6"><text:span text:style-name="T23"><text:s text:c="40"/>/<text:s text:c="4"/>\<text:s text:c="5"/>/<text:s text:c="4"/>\</text:span></text:p>
      <text:p text:style-name="P6"><text:span text:style-name="T23"><text:s text:c="49"/></text:span><text:span text:style-name="T24">14</text:span></text:p>
      <text:p text:style-name="P6"><text:span text:style-name="T25"/></text:p>
      <text:p text:style-name="P6"><text:span text:style-name="T26">Feitas estas recolorações, é possível perceber que o nós 10 e 13 ferem a propriedade 3. Assim, é preciso fazer uma rotação dupla à direita e recolorir os nós 13 e 18:</text:span></text:p>
      <text:p text:style-name="P6"><text:span text:style-name="T27"><text:s/><text:tab/><text:tab/><text:tab/><text:tab/><text:s text:c="2"/></text:span><text:span text:style-name="T28">13</text:span></text:p>
      <text:p text:style-name="P6"><text:span text:style-name="T28"><text:tab/><text:tab/><text:tab/><text:s text:c="11"/>/<text:s text:c="4"/>\</text:span></text:p>
      <text:p text:style-name="P6"><text:span text:style-name="T28"><text:tab/><text:tab/></text:span><text:span text:style-name="T29"><text:tab/><text:s text:c="7"/>10<text:s text:c="6"/>18</text:span></text:p>
      <text:p text:style-name="P6"><text:span text:style-name="T30"><text:s text:c="33"/>/<text:s text:c="4"/>\<text:s text:c="6"/>/<text:s text:c="4"/>\</text:span></text:p>
      <text:p text:style-name="P6"><text:span text:style-name="T30"><text:tab/><text:tab/><text:s text:c="12"/>3<text:s text:c="3"/>12<text:s text:c="2"/>16<text:s text:c="3"/>22</text:span></text:p>
      <text:p text:style-name="P6"><text:span text:style-name="T30"><text:s text:c="39"/>\<text:s text:c="13"/>\ </text:span></text:p>
      <text:p text:style-name="P6"><text:span text:style-name="T31"><text:s text:c="40"/>14<text:s text:c="9"/>27</text:span></text:p>
      <text:p text:style-name="P6"><text:span text:style-name="T32"/></text:p>
      <text:p text:style-name="P7"><text:span text:style-name="T33">- remover 18</text:span></text:p>
      <text:p text:style-name="P8"><text:span text:style-name="T34"><text:s/><text:tab/><text:tab/><text:tab/><text:tab/></text:span><text:span text:style-name="T35">18</text:span></text:p>
      <text:p text:style-name="P8"><text:span text:style-name="T35"><text:tab/><text:tab/><text:tab/><text:s text:c="10"/>/<text:s text:c="8"/>\</text:span></text:p>
      <text:p text:style-name="P8"><text:span text:style-name="T35"><text:s text:c="40"/></text:span><text:span text:style-name="T36">10</text:span><text:span text:style-name="T37"><text:s text:c="12"/>22</text:span></text:p>
      <text:p text:style-name="P8"><text:span text:style-name="T37"><text:s text:c="39"/>/<text:s text:c="5"/>\<text:s text:c="14"/>\</text:span></text:p>
      <text:p text:style-name="P8"><text:span text:style-name="T37"><text:s text:c="35"/>3<text:s text:c="8"/>13<text:s text:c="13"/></text:span><text:span text:style-name="T38">27</text:span></text:p>
      <text:p text:style-name="P8"><text:span text:style-name="T39"><text:s text:c="33"/>/<text:s text:c="4"/>\<text:s text:c="6"/>/<text:s text:c="4"/>\<text:s text:c="11"/>/<text:s text:c="3"/>\</text:span></text:p>
      <text:p text:style-name="P8"><text:span text:style-name="T39"><text:s text:c="41"/></text:span><text:span text:style-name="T40">12<text:s text:c="5"/>16</text:span></text:p>
      <text:p text:style-name="P8"><text:span text:style-name="T41"><text:s text:c="40"/>/<text:s text:c="4"/>\<text:s text:c="5"/>/<text:s text:c="4"/>\</text:span></text:p>
      <text:p text:style-name="P8"><text:span text:style-name="T41"><text:s text:c="57"/></text:span></text:p>
      <text:p text:style-name="P8"><text:span text:style-name="T41">O nó 18 é a raiz da árvore, ao removê-lo ficamos com 2 subárvores: esquerda e direita:<text:tab/><text:tab/><text:tab/><text:s text:c="10"/></text:span></text:p>
      <text:p text:style-name="P8"><text:span text:style-name="T41"><text:s text:c="40"/></text:span><text:span text:style-name="T42">10</text:span><text:span text:style-name="T43"><text:s text:c="12"/>22</text:span></text:p>
      <text:p text:style-name="P8"><text:span text:style-name="T43"><text:s text:c="39"/>/<text:s text:c="5"/>\<text:s text:c="14"/>\</text:span></text:p>
      <text:p text:style-name="P8"><text:span text:style-name="T43"><text:s text:c="35"/>3<text:s text:c="8"/>13<text:s text:c="13"/></text:span><text:span text:style-name="T44">27</text:span></text:p>
      <text:p text:style-name="P8"><text:span text:style-name="T45"><text:s text:c="33"/>/<text:s text:c="4"/>\<text:s text:c="6"/>/<text:s text:c="4"/>\<text:s text:c="11"/>/<text:s text:c="3"/>\</text:span></text:p>
      <text:p text:style-name="P8"><text:span text:style-name="T45"><text:s text:c="41"/></text:span><text:span text:style-name="T46">12<text:s text:c="5"/>16</text:span></text:p>
      <text:p text:style-name="P8"><text:span text:style-name="T47"><text:s text:c="40"/>/<text:s text:c="4"/>\<text:s text:c="5"/>/<text:s text:c="4"/>\</text:span></text:p>
      <text:p text:style-name="P8"><text:span text:style-name="T48"/></text:p>
      <text:p text:style-name="P8"><text:span text:style-name="T49">Assim será necessário rebalancear a árvore. Optei por tornar o menor nó da subárvore direita como raiz da subárvore esquerda:</text:span></text:p>
      <text:p text:style-name="P8"><text:span text:style-name="T49"><text:s text:c="43"/>22</text:span></text:p>
      <text:p text:style-name="P8"><text:span text:style-name="T49"><text:s text:c="42"/>/<text:s text:c="4"/>\</text:span></text:p>
      <text:p text:style-name="P8"><text:span text:style-name="T49"><text:s text:c="37"/></text:span><text:span text:style-name="T50">10</text:span><text:span text:style-name="T51"><text:s text:c="8"/></text:span><text:span text:style-name="T52">27</text:span></text:p>
      <text:p text:style-name="P8"><text:span text:style-name="T53"><text:s text:c="36"/>/<text:s text:c="5"/>\<text:s text:c="6"/>/<text:s text:c="4"/>\</text:span></text:p>
      <text:p text:style-name="P8"><text:span text:style-name="T53"><text:s text:c="34"/>3<text:s text:c="6"/>13</text:span></text:p>
      <text:p text:style-name="P8"><text:span text:style-name="T53"><text:s text:c="31"/>/<text:s text:c="5"/>\<text:s text:c="5"/>/<text:s text:c="4"/>\</text:span></text:p>
      <text:p text:style-name="P8"><text:span text:style-name="T53"><text:s text:c="42"/></text:span><text:span text:style-name="T54">12<text:s text:c="3"/>16</text:span></text:p>
      <text:p text:style-name="P8"><text:span text:style-name="T55">(2) Forneça a árvore rubro-negra resultante da inserção da sequência 10, 6, 4, 5, 0, 3, 9, 2, 1, 8, 7, -1, -2, -3.</text:span></text:p>
      <text:p text:style-name="P8"><text:span text:style-name="T56">- insiro o nó 10</text:span></text:p>
      <text:p text:style-name="P8"><text:span text:style-name="T57"><text:tab/><text:tab/><text:tab/><text:tab/><text:tab/>10</text:span></text:p>
      <text:p text:style-name="P8"><text:span text:style-name="T58">- como ele é raiz mudo a cor dele para preto</text:span></text:p>
      <text:p text:style-name="P8"><text:span text:style-name="T58"><text:tab/><text:tab/><text:tab/><text:tab/><text:tab/>10</text:span></text:p>
      <text:p text:style-name="P8"><text:span text:style-name="T58">- todos os demais nós a serem inseridos, devem ser inseridos na cor vermelha</text:span></text:p>
      <text:p text:style-name="P8"><text:span text:style-name="T58">- insiro o nó 6</text:span></text:p>
      <text:p text:style-name="P8"><text:span text:style-name="T58"><text:s/><text:tab/><text:tab/><text:tab/><text:tab/>10</text:span></text:p>
      <text:p text:style-name="P8"><text:span text:style-name="T58"><text:s text:c="47"/>/<text:s text:c="4"/>\</text:span></text:p>
      <text:p text:style-name="P8"><text:span text:style-name="T58"><text:s text:c="45"/></text:span><text:span text:style-name="T59">6</text:span></text:p>
      <text:p text:style-name="P8"><text:span text:style-name="T59"><text:s text:c="44"/></text:span><text:span text:style-name="T60">/<text:s text:c="4"/>\</text:span></text:p>
      <text:p text:style-name="P8"><text:span text:style-name="T60">- insiro o nó 4</text:span></text:p>
      <text:p text:style-name="P8"><text:span text:style-name="T60"><text:tab/><text:tab/><text:tab/><text:tab/>10</text:span></text:p>
      <text:p text:style-name="P8"><text:span text:style-name="T60"><text:s text:c="47"/>/<text:s text:c="4"/>\</text:span></text:p>
      <text:p text:style-name="P8"><text:span text:style-name="T60"><text:s text:c="45"/></text:span><text:span text:style-name="T61">6</text:span></text:p>
      <text:p text:style-name="P8"><text:span text:style-name="T62"><text:s text:c="44"/>/<text:s text:c="3"/>\</text:span></text:p>
      <text:p text:style-name="P8"><text:span text:style-name="T62"><text:s text:c="41"/></text:span><text:span text:style-name="T63">4</text:span></text:p>
      <text:p text:style-name="P8"><text:span text:style-name="T64"><text:s text:c="39"/>/<text:s text:c="3"/>\</text:span></text:p>
      <text:p text:style-name="P8"><text:span text:style-name="T64">Como os nós 6 e 4 violam a regra 3, eles deverão ser rotacionados. Abaixo a árvore resultante com rotação dupla à direita e recoloração:</text:span></text:p>
      <text:p text:style-name="P8"><text:span text:style-name="T64"><text:tab/><text:tab/><text:tab/><text:tab/> 6</text:span></text:p>
      <text:p text:style-name="P8"><text:span text:style-name="T64"><text:s text:c="47"/>/<text:s text:c="4"/>\</text:span></text:p>
      <text:p text:style-name="P8"><text:span text:style-name="T64"><text:s text:c="44"/></text:span><text:span text:style-name="T65">4<text:s text:c="6"/></text:span><text:span text:style-name="T66">10</text:span></text:p>
      <text:p text:style-name="P8"><text:span text:style-name="T66"><text:s text:c="43"/>/<text:s text:c="3"/>\<text:s text:c="5"/>/<text:s text:c="3"/>\</text:span></text:p>
      <text:p text:style-name="P8"><text:span text:style-name="T66">- insiro o nó 5</text:span></text:p>
      <text:p text:style-name="P8"><text:span text:style-name="T66"><text:tab/><text:tab/><text:tab/><text:tab/>6</text:span></text:p>
      <text:p text:style-name="P8"><text:span text:style-name="T66"><text:s text:c="47"/>/<text:s text:c="4"/>\</text:span></text:p>
      <text:p text:style-name="P8"><text:span text:style-name="T66"><text:s text:c="44"/></text:span><text:span text:style-name="T67">4<text:s text:c="6"/></text:span><text:span text:style-name="T68">10</text:span></text:p>
      <text:p text:style-name="P8"><text:span text:style-name="T68"><text:s text:c="43"/>/<text:s text:c="3"/>\<text:s text:c="5"/>/<text:s text:c="3"/>\</text:span></text:p>
      <text:p text:style-name="P8"><text:span text:style-name="T68"><text:s text:c="48"/></text:span><text:span text:style-name="T69">5</text:span></text:p>
      <text:p text:style-name="P8"><text:span text:style-name="T70">Como os nós 4 e 5 violam a regra 3, eles deverão ser rotacionados. Abaixo a árvore resultante com rotação dupla à direita e recoloração:</text:span></text:p>
      <text:p text:style-name="P8"><text:span text:style-name="T70"><text:tab/><text:s text:c="37"/>5</text:span></text:p>
      <text:p text:style-name="P8"><text:span text:style-name="T70"><text:s text:c="47"/>/<text:s text:c="4"/>\</text:span></text:p>
      <text:p text:style-name="P8"><text:span text:style-name="T70"><text:s text:c="44"/></text:span><text:span text:style-name="T71">4<text:s text:c="6"/>6</text:span></text:p>
      <text:p text:style-name="P8"><text:span text:style-name="T72"><text:s text:c="43"/>/<text:s text:c="3"/>\<text:s text:c="5"/>/<text:s text:c="3"/>\</text:span></text:p>
      <text:p text:style-name="P8"><text:span text:style-name="T72"><text:s text:c="48"/></text:span><text:span text:style-name="T73"><text:s text:c="9"/></text:span><text:span text:style-name="T74">10</text:span></text:p>
      <text:p text:style-name="P8"><text:span text:style-name="T74">- insiro o nó 0:</text:span></text:p>
      <text:p text:style-name="P8"><text:span text:style-name="T74"><text:tab/><text:tab/><text:tab/><text:s text:c="13"/>5</text:span></text:p>
      <text:p text:style-name="P8"><text:span text:style-name="T74"><text:s text:c="47"/>/<text:s text:c="4"/>\</text:span></text:p>
      <text:p text:style-name="P8"><text:span text:style-name="T74"><text:s text:c="44"/></text:span><text:span text:style-name="T75">4<text:s text:c="6"/>6</text:span></text:p>
      <text:p text:style-name="P8"><text:span text:style-name="T76"><text:s text:c="43"/>/<text:s text:c="3"/>\<text:s text:c="5"/>/<text:s text:c="3"/>\</text:span></text:p>
      <text:p text:style-name="P8"><text:span text:style-name="T76"><text:s text:c="41"/></text:span><text:span text:style-name="T77">0</text:span><text:span text:style-name="T78"><text:s text:c="5"/></text:span><text:span text:style-name="T79"><text:s text:c="10"/></text:span><text:span text:style-name="T80">10</text:span></text:p>
      <text:p text:style-name="P8"><text:span text:style-name="T80">Como os nós 4 e 0 violam a regra 3, eles deverão ser rotacionados. Abaixo a árvore resultante depois de uma rotação dupla à direita e recoloração e uma rotação à esquerda com recoloração:</text:span></text:p>
      <text:p text:style-name="P8"><text:span text:style-name="T80"><text:tab/><text:tab/><text:tab/><text:tab/>4</text:span></text:p>
      <text:p text:style-name="P8"><text:span text:style-name="T80"><text:s text:c="46"/>/<text:s text:c="4"/>\</text:span></text:p>
      <text:p text:style-name="P8"><text:span text:style-name="T80"><text:s text:c="43"/></text:span><text:span text:style-name="T81">0</text:span><text:span text:style-name="T82"><text:s text:c="6"/>6 </text:span></text:p>
      <text:p text:style-name="P8"><text:span text:style-name="T82"><text:s text:c="41"/>/<text:s text:c="3"/>\<text:s text:c="6"/>/<text:s text:c="3"/>\</text:span></text:p>
      <text:p text:style-name="P8"><text:span text:style-name="T82"><text:s text:c="51"/>5<text:s text:c="5"/>10</text:span></text:p>
      <text:p text:style-name="P8"><text:span text:style-name="T82">- insiro o nó 3</text:span></text:p>
      <text:p text:style-name="P8"><text:span text:style-name="T82"><text:tab/><text:tab/><text:tab/><text:tab/>4</text:span></text:p>
      <text:p text:style-name="P8"><text:span text:style-name="T82"><text:s text:c="46"/>/<text:s text:c="4"/>\</text:span></text:p>
      <text:p text:style-name="P8"><text:span text:style-name="T82"><text:s text:c="43"/></text:span><text:span text:style-name="T83">0</text:span><text:span text:style-name="T84"><text:s text:c="6"/>6 </text:span></text:p>
      <text:p text:style-name="P8"><text:span text:style-name="T84"><text:s text:c="41"/>/<text:s text:c="3"/>\<text:s text:c="6"/>/<text:s text:c="3"/>\</text:span></text:p>
      <text:p text:style-name="P8"><text:span text:style-name="T84"><text:s text:c="45"/></text:span><text:span text:style-name="T85">3</text:span><text:span text:style-name="T86"><text:s text:c="4"/>5<text:s text:c="5"/>10</text:span></text:p>
      <text:p text:style-name="P8"><text:span text:style-name="T86">Como os nós 3 e 0 violam a regra 3, eles deverão ser rotacionados. Abaixo a árvore resultante depois de uma rotação dupla à direita e recoloração:</text:span></text:p>
      <text:p text:style-name="P8"><text:span text:style-name="T86"><text:tab/><text:tab/><text:tab/><text:tab/>3</text:span></text:p>
      <text:p text:style-name="P8"><text:span text:style-name="T86"><text:s text:c="46"/>/<text:s text:c="4"/>\</text:span></text:p>
      <text:p text:style-name="P8"><text:span text:style-name="T86"><text:s text:c="43"/></text:span><text:span text:style-name="T87">0</text:span><text:span text:style-name="T88"><text:s text:c="7"/></text:span><text:span text:style-name="T89">4 </text:span></text:p>
      <text:p text:style-name="P8"><text:span text:style-name="T90"><text:s text:c="41"/>/<text:s text:c="3"/>\<text:s text:c="6"/>/<text:s text:c="3"/>\</text:span></text:p>
      <text:p text:style-name="P8"><text:span text:style-name="T90"><text:s text:c="56"/>6</text:span></text:p>
      <text:p text:style-name="P8"><text:span text:style-name="T90"><text:s text:c="54"/>/<text:s text:c="4"/>\</text:span></text:p>
      <text:p text:style-name="P8"><text:span text:style-name="T90"><text:s text:c="52"/>5<text:s text:c="5"/>10</text:span></text:p>
      <text:p text:style-name="P8"><text:span text:style-name="T90">- insiro o nó 9:</text:span></text:p>
      <text:p text:style-name="P8"><text:span text:style-name="T90"><text:tab/><text:tab/><text:tab/><text:tab/>3</text:span></text:p>
      <text:p text:style-name="P8"><text:span text:style-name="T90"><text:s text:c="46"/>/<text:s text:c="4"/>\</text:span></text:p>
      <text:p text:style-name="P8"><text:span text:style-name="T90"><text:s text:c="43"/></text:span><text:span text:style-name="T91">0</text:span><text:span text:style-name="T92"><text:s text:c="7"/></text:span><text:span text:style-name="T93">4 </text:span></text:p>
      <text:p text:style-name="P8"><text:span text:style-name="T94"><text:s text:c="41"/>/<text:s text:c="3"/>\<text:s text:c="6"/>/<text:s text:c="3"/>\</text:span></text:p>
      <text:p text:style-name="P8"><text:span text:style-name="T94"><text:s text:c="56"/>6</text:span></text:p>
      <text:p text:style-name="P8"><text:span text:style-name="T94"><text:s text:c="54"/>/<text:s text:c="4"/>\</text:span></text:p>
      <text:p text:style-name="P8"><text:span text:style-name="T94"><text:s text:c="52"/>5<text:s text:c="5"/>10</text:span></text:p>
      <text:p text:style-name="P8"><text:span text:style-name="T94"><text:s text:c="59"/>/<text:s text:c="3"/>\</text:span></text:p>
      <text:p text:style-name="P8"><text:span text:style-name="T95"><text:s text:c="57"/>9</text:span></text:p>
      <text:p text:style-name="P8"><text:span text:style-name="T96"/></text:p>
      <text:p text:style-name="P8"><text:span text:style-name="T97">- insiro o nó 2:</text:span></text:p>
      <text:p text:style-name="P8"><text:span text:style-name="T97"><text:tab/><text:tab/><text:tab/><text:tab/>3</text:span></text:p>
      <text:p text:style-name="P8"><text:span text:style-name="T97"><text:s text:c="46"/>/<text:s text:c="4"/>\</text:span></text:p>
      <text:p text:style-name="P8"><text:span text:style-name="T97"><text:s text:c="43"/></text:span><text:span text:style-name="T98">0</text:span><text:span text:style-name="T99"><text:s text:c="7"/></text:span><text:span text:style-name="T100">4 </text:span></text:p>
      <text:p text:style-name="P8"><text:span text:style-name="T101"><text:s text:c="41"/>/<text:s text:c="3"/>\<text:s text:c="6"/>/<text:s text:c="3"/>\</text:span></text:p>
      <text:p text:style-name="P8"><text:span text:style-name="T101"><text:s text:c="45"/></text:span><text:span text:style-name="T102">2<text:s/></text:span><text:span text:style-name="T103"><text:s text:c="8"/>6</text:span></text:p>
      <text:p text:style-name="P8"><text:span text:style-name="T103"><text:s text:c="54"/>/<text:s text:c="4"/>\</text:span></text:p>
      <text:p text:style-name="P8"><text:span text:style-name="T103"><text:s text:c="52"/>5<text:s text:c="5"/>10</text:span></text:p>
      <text:p text:style-name="P8"><text:span text:style-name="T103"><text:s text:c="59"/>/<text:s text:c="3"/>\</text:span></text:p>
      <text:p text:style-name="P8"><text:span text:style-name="T104"><text:s text:c="57"/>9</text:span></text:p>
      <text:p text:style-name="P8"><text:span text:style-name="T105"/></text:p>
      <text:p text:style-name="P8"><text:span text:style-name="T106">Como os nós 2 e 0 violam a regra 3, eles deverão ser rotacionados. Abaixo a árvore resultante depois de uma rotação dupla à direita dupla e recoloração e uma rotação à esquerda e rotação:</text:span></text:p>
      <text:p text:style-name="P8"><text:span text:style-name="T106"><text:tab/><text:tab/><text:tab/><text:tab/>2</text:span></text:p>
      <text:p text:style-name="P8"><text:span text:style-name="T106"><text:s text:c="46"/>/<text:s text:c="4"/>\</text:span></text:p>
      <text:p text:style-name="P8"><text:span text:style-name="T106"><text:s text:c="43"/></text:span><text:span text:style-name="T107">0</text:span><text:span text:style-name="T108"><text:s text:c="7"/>4</text:span><text:span text:style-name="T109"><text:s/></text:span></text:p>
      <text:p text:style-name="P8"><text:span text:style-name="T110"><text:s text:c="41"/>/<text:s text:c="3"/>\<text:s text:c="6"/>/<text:s text:c="3"/>\</text:span></text:p>
      <text:p text:style-name="P8"><text:span text:style-name="T110"><text:s text:c="45"/></text:span><text:span text:style-name="T111"><text:s text:c="3"/></text:span><text:span text:style-name="T112"><text:s text:c="3"/></text:span><text:span text:style-name="T113">3<text:s/></text:span><text:span text:style-name="T114"><text:s text:c="5"/>6</text:span></text:p>
      <text:p text:style-name="P8"><text:span text:style-name="T114"><text:s text:c="58"/>/<text:s text:c="4"/>\</text:span></text:p>
      <text:p text:style-name="P8"><text:span text:style-name="T114"><text:s text:c="52"/>5<text:s text:c="5"/>10</text:span></text:p>
      <text:p text:style-name="P8"><text:span text:style-name="T114"><text:s text:c="60"/>/<text:s text:c="3"/>\</text:span></text:p>
      <text:p text:style-name="P8"><text:span text:style-name="T115"><text:s text:c="58"/>9</text:span></text:p>
      <text:p text:style-name="P8"><text:span text:style-name="T116"/></text:p>
      <text:p text:style-name="P8"><text:span text:style-name="T117">- insiro o nó 1:</text:span></text:p>
      <text:p text:style-name="P8"><text:span text:style-name="T117"><text:tab/><text:tab/><text:tab/><text:tab/><text:s text:c="5"/>2</text:span></text:p>
      <text:p text:style-name="P8"><text:span text:style-name="T117"><text:s text:c="46"/>/<text:s text:c="4"/>\</text:span></text:p>
      <text:p text:style-name="P8"><text:span text:style-name="T117"><text:s text:c="43"/></text:span><text:span text:style-name="T118">0</text:span><text:span text:style-name="T119"><text:s text:c="7"/>4</text:span><text:span text:style-name="T120"><text:s/></text:span></text:p>
      <text:p text:style-name="P8"><text:span text:style-name="T121"><text:s text:c="41"/>/<text:s text:c="3"/>\<text:s text:c="6"/>/<text:s text:c="3"/>\</text:span></text:p>
      <text:p text:style-name="P8"><text:span text:style-name="T121"><text:s text:c="44"/></text:span><text:span text:style-name="T122">1<text:s/></text:span><text:span text:style-name="T123"><text:s text:c="3"/></text:span><text:span text:style-name="T124">3<text:s/></text:span><text:span text:style-name="T125"><text:s text:c="5"/>6</text:span></text:p>
      <text:p text:style-name="P8"><text:span text:style-name="T125"><text:s text:c="56"/>/<text:s text:c="4"/>\</text:span></text:p>
      <text:p text:style-name="P8"><text:span text:style-name="T125"><text:s text:c="54"/>5<text:s text:c="5"/>10</text:span></text:p>
      <text:p text:style-name="P8"><text:span text:style-name="T125"><text:s text:c="60"/>/<text:s text:c="3"/>\</text:span></text:p>
      <text:p text:style-name="P8"><text:span text:style-name="T126"><text:s text:c="58"/>9</text:span></text:p>
      <text:p text:style-name="P8"><text:span text:style-name="T127"/></text:p>
      <text:p text:style-name="P8"><text:span text:style-name="T128">Como os nós 1 e 0 violam a regra 3, eles deverão ser rotacionados. Abaixo a árvore resultante depois de uma rotação dupla à direita dupla e recoloração:</text:span></text:p>
      <text:p text:style-name="P9"><text:span text:style-name="T129"><text:tab/><text:s text:c="4"/><text:tab/><text:tab/><text:tab/><text:s text:c="5"/>1</text:span></text:p>
      <text:p text:style-name="P9"><text:span text:style-name="T129"><text:s text:c="46"/>/<text:s text:c="4"/>\</text:span></text:p>
      <text:p text:style-name="P9"><text:span text:style-name="T129"><text:s text:c="43"/></text:span><text:span text:style-name="T130">0</text:span><text:span text:style-name="T131"><text:s text:c="7"/></text:span><text:span text:style-name="T132">2</text:span></text:p>
      <text:p text:style-name="P9"><text:span text:style-name="T133"><text:s text:c="50"/>/<text:s text:c="3"/>\<text:s text:c="6"/></text:span></text:p>
      <text:p text:style-name="P9"><text:span text:style-name="T133"><text:s text:c="54"/>4<text:s text:c="3"/></text:span></text:p>
      <text:p text:style-name="P9"><text:span text:style-name="T133"><text:s text:c="53"/>/<text:s text:c="3"/>\</text:span></text:p>
      <text:p text:style-name="P9"><text:span text:style-name="T133"><text:s text:c="44"/></text:span><text:span text:style-name="T134"><text:s text:c="7"/>3<text:s/></text:span><text:span text:style-name="T135"><text:s text:c="5"/>6</text:span></text:p>
      <text:p text:style-name="P9"><text:span text:style-name="T135"><text:s text:c="57"/>/<text:s text:c="4"/>\</text:span></text:p>
      <text:p text:style-name="P9"><text:span text:style-name="T135"><text:s text:c="55"/>5<text:s text:c="5"/>10</text:span></text:p>
      <text:p text:style-name="P9"><text:span text:style-name="T135"><text:s text:c="61"/>/<text:s text:c="3"/>\</text:span></text:p>
      <text:p text:style-name="P9"><text:span text:style-name="T136"><text:s text:c="58"/>9</text:span></text:p>
      <text:p text:style-name="P9"><text:span text:style-name="T137"><text:s/></text:span></text:p>
      <text:p text:style-name="P9"><text:span text:style-name="T137">- insiro o nó 8:</text:span></text:p>
      <text:p text:style-name="P9"><text:span text:style-name="T137"><text:tab/><text:s text:c="37"/>1</text:span></text:p>
      <text:p text:style-name="P9"><text:span text:style-name="T137"><text:s text:c="46"/>/<text:s text:c="4"/>\</text:span></text:p>
      <text:p text:style-name="P9"><text:span text:style-name="T137"><text:s text:c="43"/></text:span><text:span text:style-name="T138">0</text:span><text:span text:style-name="T139"><text:s text:c="7"/></text:span><text:span text:style-name="T140">2</text:span></text:p>
      <text:p text:style-name="P9"><text:span text:style-name="T141"><text:s text:c="50"/>/<text:s text:c="3"/>\<text:s text:c="6"/></text:span></text:p>
      <text:p text:style-name="P9"><text:span text:style-name="T141"><text:s text:c="54"/>4<text:s text:c="3"/></text:span></text:p>
      <text:p text:style-name="P9"><text:span text:style-name="T141"><text:s text:c="53"/>/<text:s text:c="3"/>\</text:span></text:p>
      <text:p text:style-name="P9"><text:span text:style-name="T141"><text:s text:c="44"/></text:span><text:span text:style-name="T142"><text:s text:c="7"/>3<text:s/></text:span><text:span text:style-name="T143"><text:s text:c="5"/>6</text:span></text:p>
      <text:p text:style-name="P9"><text:span text:style-name="T143"><text:s text:c="57"/>/<text:s text:c="4"/>\</text:span></text:p>
      <text:p text:style-name="P9"><text:span text:style-name="T143"><text:s text:c="55"/>5<text:s text:c="5"/>10</text:span></text:p>
      <text:p text:style-name="P9"><text:span text:style-name="T143"><text:s text:c="61"/>/<text:s text:c="3"/>\</text:span></text:p>
      <text:p text:style-name="P9"><text:span text:style-name="T144"><text:s text:c="58"/>9</text:span><text:span text:style-name="T145"/></text:p>
      <text:p text:style-name="P9"><text:span text:style-name="T145"><text:s text:c="56"/>/</text:span></text:p>
      <text:p text:style-name="P9"><text:span text:style-name="T146"><text:s text:c="55"/>8</text:span></text:p>
      <text:p text:style-name="P9"><text:span text:style-name="T147">Como os nós 9 e 8 violam a regra 3, eles deverão ser rotacionados. Abaixo a árvore resultante depois de uma rotação dupla à direita e recoloração:</text:span></text:p>
      <text:p text:style-name="P9"><text:span text:style-name="T147"><text:tab/><text:s text:c="37"/>1</text:span></text:p>
      <text:p text:style-name="P9"><text:span text:style-name="T147"><text:s text:c="46"/>/<text:s text:c="4"/>\</text:span></text:p>
      <text:p text:style-name="P9"><text:span text:style-name="T147"><text:s text:c="43"/></text:span><text:span text:style-name="T148">0</text:span><text:span text:style-name="T149"><text:s text:c="7"/></text:span><text:span text:style-name="T150">2</text:span></text:p>
      <text:p text:style-name="P9"><text:span text:style-name="T151"><text:s text:c="42"/>/<text:s text:c="2"/>\<text:s text:c="5"/>/<text:s text:c="3"/>\<text:s text:c="6"/></text:span></text:p>
      <text:p text:style-name="P9"><text:span text:style-name="T151"><text:s text:c="54"/>4<text:s text:c="3"/></text:span></text:p>
      <text:p text:style-name="P9"><text:span text:style-name="T151"><text:s text:c="53"/>/<text:s text:c="3"/>\</text:span></text:p>
      <text:p text:style-name="P9"><text:span text:style-name="T151"><text:s text:c="44"/></text:span><text:span text:style-name="T152"><text:s text:c="7"/>3<text:s/></text:span><text:span text:style-name="T153"><text:s text:c="5"/>6</text:span></text:p>
      <text:p text:style-name="P9"><text:span text:style-name="T153"><text:s text:c="57"/>/<text:s text:c="4"/>\</text:span></text:p>
      <text:p text:style-name="P9"><text:span text:style-name="T153"><text:s text:c="55"/>5<text:s text:c="5"/>9</text:span></text:p>
      <text:p text:style-name="P9"><text:span text:style-name="T153"><text:s text:c="61"/>/<text:s text:c="3"/>\</text:span></text:p>
      <text:p text:style-name="P9"><text:span text:style-name="T154"><text:s text:c="58"/>8<text:s text:c="6"/>10</text:span><text:span text:style-name="T155"/></text:p>
      <text:p text:style-name="P9"><text:span text:style-name="T155"><text:s text:c="56"/>/<text:s text:c="4"/>\<text:s text:c="5"/>/<text:s text:c="4"/>\</text:span></text:p>
      <text:p text:style-name="P9"><text:span text:style-name="T156"><text:s text:c="55"/></text:span></text:p>
      <text:p text:style-name="P9"><text:span text:style-name="T157">- insiro o nó 7:</text:span></text:p>
      <text:p text:style-name="P9"><text:span text:style-name="T157"><text:s text:c="48"/>1</text:span></text:p>
      <text:p text:style-name="P9"><text:span text:style-name="T157"><text:s text:c="46"/>/<text:s text:c="4"/>\</text:span></text:p>
      <text:p text:style-name="P9"><text:span text:style-name="T157"><text:s text:c="43"/></text:span><text:span text:style-name="T158">0</text:span><text:span text:style-name="T159"><text:s text:c="7"/></text:span><text:span text:style-name="T160">2</text:span></text:p>
      <text:p text:style-name="P9"><text:span text:style-name="T161"><text:s text:c="41"/>/<text:s text:c="2"/>\<text:s text:c="7"/>/<text:s text:c="3"/>\<text:s text:c="6"/></text:span></text:p>
      <text:p text:style-name="P9"><text:span text:style-name="T161"><text:s text:c="54"/>4<text:s text:c="3"/></text:span></text:p>
      <text:p text:style-name="P9"><text:span text:style-name="T161"><text:s text:c="53"/>/<text:s text:c="3"/>\</text:span></text:p>
      <text:p text:style-name="P9"><text:span text:style-name="T161"><text:s text:c="44"/></text:span><text:span text:style-name="T162"><text:s text:c="7"/>3<text:s/></text:span><text:span text:style-name="T163"><text:s text:c="5"/>6</text:span></text:p>
      <text:p text:style-name="P9"><text:span text:style-name="T163"><text:s text:c="57"/>/<text:s text:c="4"/>\</text:span></text:p>
      <text:p text:style-name="P9"><text:span text:style-name="T163"><text:s text:c="55"/>5<text:s text:c="5"/>9</text:span></text:p>
      <text:p text:style-name="P9"><text:span text:style-name="T163"><text:s text:c="61"/>/<text:s text:c="3"/>\</text:span></text:p>
      <text:p text:style-name="P9"><text:span text:style-name="T164"><text:s text:c="58"/>8<text:s text:c="6"/>10</text:span><text:span text:style-name="T165"/></text:p>
      <text:p text:style-name="P9"><text:span text:style-name="T165"><text:s text:c="56"/>/<text:s text:c="4"/>\<text:s text:c="5"/>/<text:s text:c="4"/>\</text:span></text:p>
      <text:p text:style-name="P9"><text:span text:style-name="T165"><text:s text:c="54"/></text:span><text:span text:style-name="T166">7</text:span><text:span text:style-name="T167"/></text:p>
      <text:p text:style-name="P9"><text:span text:style-name="T167">Como os nós 7 e 8 violam a regra 3, eles deverão ser rotacionados. Abaixo a árvore resultante depois de uma rotação dupla à direita e recoloração:</text:span></text:p>
      <text:p text:style-name="P9"><text:span text:style-name="T167"/></text:p>
      <text:p text:style-name="P9"><text:span text:style-name="T167"><text:s text:c="48"/>1</text:span></text:p>
      <text:p text:style-name="P9"><text:span text:style-name="T167"><text:s text:c="46"/>/<text:s text:c="4"/>\</text:span></text:p>
      <text:p text:style-name="P9"><text:span text:style-name="T167"><text:s text:c="43"/></text:span><text:span text:style-name="T168">0</text:span><text:span text:style-name="T169"><text:s text:c="7"/></text:span><text:span text:style-name="T170">2</text:span></text:p>
      <text:p text:style-name="P9"><text:span text:style-name="T171"><text:s text:c="41"/>/<text:s text:c="2"/>\<text:s text:c="7"/>/<text:s text:c="3"/>\<text:s text:c="6"/></text:span></text:p>
      <text:p text:style-name="P9"><text:span text:style-name="T171"><text:s text:c="54"/>4<text:s text:c="3"/></text:span></text:p>
      <text:p text:style-name="P9"><text:span text:style-name="T171"><text:s text:c="53"/>/<text:s text:c="3"/>\</text:span></text:p>
      <text:p text:style-name="P9"><text:span text:style-name="T171"><text:s text:c="44"/></text:span><text:span text:style-name="T172"><text:s text:c="7"/>3<text:s/></text:span><text:span text:style-name="T173"><text:s text:c="5"/>6</text:span></text:p>
      <text:p text:style-name="P9"><text:span text:style-name="T173"><text:s text:c="57"/>/<text:s text:c="4"/>\</text:span></text:p>
      <text:p text:style-name="P9"><text:span text:style-name="T173"><text:s text:c="55"/>5<text:s text:c="5"/>9</text:span></text:p>
      <text:p text:style-name="P9"><text:span text:style-name="T173"><text:s text:c="61"/>/<text:s text:c="3"/>\</text:span></text:p>
      <text:p text:style-name="P9"><text:span text:style-name="T174"><text:s text:c="58"/>8<text:s text:c="6"/>10</text:span><text:span text:style-name="T175"/></text:p>
      <text:p text:style-name="P9"><text:span text:style-name="T175"><text:s text:c="56"/>/<text:s text:c="4"/>\<text:s text:c="5"/>/<text:s text:c="4"/>\</text:span></text:p>
      <text:p text:style-name="P9"><text:span text:style-name="T175"><text:s text:c="54"/></text:span><text:span text:style-name="T176">7</text:span><text:span text:style-name="T177"/></text:p>
      <text:p text:style-name="P9"><text:span text:style-name="T178"/></text:p>
      <text:p text:style-name="P10"><text:span text:style-name="T179"/></text:p>
      <text:p text:style-name="P10"><text:span text:style-name="T180"/></text:p>
      <text:p text:style-name="P10"><text:span text:style-name="T180"/></text:p>
      <text:p text:style-name="P10"><text:span text:style-name="T180"/></text:p>
      <text:p text:style-name="P10"><text:span text:style-name="T180"/></text:p>
      <text:p text:style-name="P10"><text:span text:style-name="T181">(3) Para cada uma das seguintes afirmações indique se éverdadeira ou falsa. Justifique ou exemplifique.</text:span></text:p>
      <text:p text:style-name="P10"><text:span text:style-name="T181">- As sub-árvores esquerda e direita da raíz de uma árvore RN são sempre árvores RN.</text:span></text:p>
      <text:p text:style-name="P10"><text:span text:style-name="T182">FALSA. A raiz de uma árvore deve ser preta, pela definição dada em aula. Como é possível que o nó-filho de uma raiz da árvore rubro-negra seja vermelho, logo, é possível também que a subárvore de uma raiz de uma árvore rubro-negra tenha uma raiz vermelha, o que contraria a definição e portanto me leva a concluir que essa subárvore não é uma árvore rubro-negra.</text:span></text:p>
      <text:p text:style-name="P10"><text:span text:style-name="T183">- A recoloração de um dado nó pode-se propagar até a raiz da árvore RN.</text:span></text:p>
      <text:p text:style-name="P10"><text:span text:style-name="T184">VERDADEIRA. A raiz de um árvore RN sempre será negra, porém, dependendo de operações de recoloração de nós propagadas desdes as folhas, ela pode vir a ser recolorida e se tornar vermelha. Se isso ocorrer, entretanto, é necessário fazer rotações na árvore de forma que a raiz se torne novamente negra.</text:span></text:p>
      <text:p text:style-name="P10"><text:span text:style-name="T185"/></text:p>
      <text:p text:style-name="P10"><text:span text:style-name="T185"/></text:p>
      <text:p text:style-name="P11"><text:span text:style-name="T185"/></text:p>
      <text:p text:style-name="P11"><text:span text:style-name="T185"/></text:p>
      <text:p text:style-name="P11"><text:span text:style-name="T185"/></text:p>
      <text:p text:style-name="P11"><text:span text:style-name="T18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